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a9a0" officeooo:paragraph-rsid="0007a9a0" style:font-weight-asian="bold" style:font-weight-complex="bold"/>
    </style:style>
    <style:style style:name="P2" style:family="paragraph" style:parent-style-name="Standard">
      <style:text-properties fo:font-weight="bold" officeooo:rsid="00088671" officeooo:paragraph-rsid="00088671" style:font-weight-asian="bold" style:font-weight-complex="bold"/>
    </style:style>
    <style:style style:name="P3" style:family="paragraph" style:parent-style-name="Standard">
      <style:text-properties fo:font-weight="bold" officeooo:rsid="000a91ae" officeooo:paragraph-rsid="000a91ae" style:font-weight-asian="bold" style:font-weight-complex="bold"/>
    </style:style>
    <style:style style:name="P4" style:family="paragraph" style:parent-style-name="Standard">
      <style:text-properties fo:font-weight="bold" officeooo:rsid="00129804" officeooo:paragraph-rsid="00129804" style:font-weight-asian="bold" style:font-weight-complex="bold"/>
    </style:style>
    <style:style style:name="P5" style:family="paragraph" style:parent-style-name="Standard">
      <style:text-properties fo:font-weight="bold" officeooo:rsid="00196914" officeooo:paragraph-rsid="00196914" style:font-weight-asian="bold" style:font-weight-complex="bold"/>
    </style:style>
    <style:style style:name="P6" style:family="paragraph" style:parent-style-name="Standard" style:list-style-name="L1">
      <style:text-properties fo:font-weight="bold" officeooo:rsid="0007a9a0" officeooo:paragraph-rsid="0007a9a0" style:font-weight-asian="bold" style:font-weight-complex="bold"/>
    </style:style>
    <style:style style:name="P7" style:family="paragraph" style:parent-style-name="Standard" style:list-style-name="L2">
      <style:text-properties fo:font-weight="bold" officeooo:rsid="0007a9a0" officeooo:paragraph-rsid="0007a9a0" style:font-weight-asian="bold" style:font-weight-complex="bold"/>
    </style:style>
    <style:style style:name="P8" style:family="paragraph" style:parent-style-name="Standard">
      <style:text-properties fo:font-weight="bold" officeooo:rsid="0007a9a0" officeooo:paragraph-rsid="0007a9a0" style:font-weight-asian="bold" style:font-weight-complex="bold"/>
    </style:style>
    <style:style style:name="P9" style:family="paragraph" style:parent-style-name="Standard">
      <style:text-properties fo:font-weight="bold" officeooo:rsid="000bd546" officeooo:paragraph-rsid="000bd546" style:font-weight-asian="bold" style:font-weight-complex="bold"/>
    </style:style>
    <style:style style:name="P10" style:family="paragraph" style:parent-style-name="Standard">
      <style:text-properties fo:font-weight="bold" officeooo:rsid="0019bef1" officeooo:paragraph-rsid="0019bef1" style:font-weight-asian="bold" style:font-weight-complex="bold"/>
    </style:style>
    <style:style style:name="P11" style:family="paragraph" style:parent-style-name="Standard">
      <style:text-properties fo:font-weight="bold" officeooo:rsid="001b88b6" officeooo:paragraph-rsid="001b88b6" style:font-weight-asian="bold" style:font-weight-complex="bold"/>
    </style:style>
    <style:style style:name="P12" style:family="paragraph" style:parent-style-name="Standard">
      <style:text-properties fo:font-weight="bold" officeooo:rsid="001d651d" officeooo:paragraph-rsid="001d651d" style:font-weight-asian="bold" style:font-weight-complex="bold"/>
    </style:style>
    <style:style style:name="P13" style:family="paragraph" style:parent-style-name="Standard">
      <style:text-properties fo:font-weight="bold" officeooo:rsid="00129804" officeooo:paragraph-rsid="00129804" style:font-weight-asian="bold" style:font-weight-complex="bold"/>
    </style:style>
    <style:style style:name="P14" style:family="paragraph" style:parent-style-name="Standard">
      <style:text-properties fo:font-weight="bold" officeooo:rsid="001d6d0d" officeooo:paragraph-rsid="001d6d0d" style:font-weight-asian="bold" style:font-weight-complex="bold"/>
    </style:style>
    <style:style style:name="P15" style:family="paragraph" style:parent-style-name="Standard">
      <style:text-properties fo:font-weight="bold" officeooo:rsid="001fe6c2" officeooo:paragraph-rsid="001fe6c2" style:font-weight-asian="bold" style:font-weight-complex="bold"/>
    </style:style>
    <style:style style:name="P16" style:family="paragraph" style:parent-style-name="Standard">
      <style:text-properties fo:font-weight="normal" officeooo:rsid="00088671" officeooo:paragraph-rsid="0007a9a0" style:font-weight-asian="normal" style:font-weight-complex="normal"/>
    </style:style>
    <style:style style:name="P17" style:family="paragraph" style:parent-style-name="Standard">
      <style:text-properties fo:font-weight="normal" officeooo:rsid="00088671" officeooo:paragraph-rsid="00088671" style:font-weight-asian="normal" style:font-weight-complex="normal"/>
    </style:style>
    <style:style style:name="P18" style:family="paragraph" style:parent-style-name="Standard">
      <style:text-properties fo:font-weight="normal" officeooo:rsid="000a12fb" officeooo:paragraph-rsid="00088671" style:font-weight-asian="normal" style:font-weight-complex="normal"/>
    </style:style>
    <style:style style:name="P19" style:family="paragraph" style:parent-style-name="Standard">
      <style:text-properties fo:font-weight="normal" officeooo:rsid="000bd546" officeooo:paragraph-rsid="000a91ae" style:font-weight-asian="normal" style:font-weight-complex="normal"/>
    </style:style>
    <style:style style:name="P20" style:family="paragraph" style:parent-style-name="Standard">
      <style:text-properties fo:font-weight="normal" officeooo:rsid="0011c9f5" officeooo:paragraph-rsid="000bd546" style:font-weight-asian="normal" style:font-weight-complex="normal"/>
    </style:style>
    <style:style style:name="P21" style:family="paragraph" style:parent-style-name="Standard">
      <style:text-properties fo:font-weight="normal" officeooo:rsid="0014cab5" officeooo:paragraph-rsid="0012980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96914" officeooo:paragraph-rsid="0012980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96914" officeooo:paragraph-rsid="00196914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db823" officeooo:paragraph-rsid="001db823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fe6c2" officeooo:paragraph-rsid="001fe6c2" style:font-weight-asian="normal" style:font-weight-complex="normal"/>
    </style:style>
    <style:style style:name="P26" style:family="paragraph" style:parent-style-name="Standard">
      <style:text-properties style:text-underline-style="none" fo:font-weight="bold" officeooo:rsid="00196914" officeooo:paragraph-rsid="00196914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1db823" officeooo:paragraph-rsid="001db82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71" style:font-weight-asian="normal" style:font-weight-complex="normal"/>
    </style:style>
    <style:style style:name="T3" style:family="text">
      <style:text-properties fo:font-weight="normal" officeooo:rsid="000a12fb" style:font-weight-asian="normal" style:font-weight-complex="normal"/>
    </style:style>
    <style:style style:name="T4" style:family="text">
      <style:text-properties fo:font-weight="normal" officeooo:rsid="000bd546" style:font-weight-asian="normal" style:font-weight-complex="normal"/>
    </style:style>
    <style:style style:name="T5" style:family="text">
      <style:text-properties fo:font-weight="normal" officeooo:rsid="000cbc74" style:font-weight-asian="normal" style:font-weight-complex="normal"/>
    </style:style>
    <style:style style:name="T6" style:family="text">
      <style:text-properties fo:font-weight="normal" officeooo:rsid="000e2f5c" style:font-weight-asian="normal" style:font-weight-complex="normal"/>
    </style:style>
    <style:style style:name="T7" style:family="text">
      <style:text-properties fo:font-weight="normal" officeooo:rsid="000feade" style:font-weight-asian="normal" style:font-weight-complex="normal"/>
    </style:style>
    <style:style style:name="T8" style:family="text">
      <style:text-properties fo:font-weight="normal" officeooo:rsid="001198c9" style:font-weight-asian="normal" style:font-weight-complex="normal"/>
    </style:style>
    <style:style style:name="T9" style:family="text">
      <style:text-properties fo:font-weight="normal" officeooo:rsid="0011c9f5" style:font-weight-asian="normal" style:font-weight-complex="normal"/>
    </style:style>
    <style:style style:name="T10" style:family="text">
      <style:text-properties fo:font-weight="normal" officeooo:rsid="001422ac" style:font-weight-asian="normal" style:font-weight-complex="normal"/>
    </style:style>
    <style:style style:name="T11" style:family="text">
      <style:text-properties fo:font-weight="normal" officeooo:rsid="0014cab5" style:font-weight-asian="normal" style:font-weight-complex="normal"/>
    </style:style>
    <style:style style:name="T12" style:family="text">
      <style:text-properties fo:font-weight="normal" officeooo:rsid="0015bb9d" style:font-weight-asian="normal" style:font-weight-complex="normal"/>
    </style:style>
    <style:style style:name="T13" style:family="text">
      <style:text-properties fo:font-weight="normal" officeooo:rsid="001bc5df" style:font-weight-asian="normal" style:font-weight-complex="normal"/>
    </style:style>
    <style:style style:name="T14" style:family="text">
      <style:text-properties officeooo:rsid="000841b5"/>
    </style:style>
    <style:style style:name="T15" style:family="text">
      <style:text-properties officeooo:rsid="00088671"/>
    </style:style>
    <style:style style:name="T16" style:family="text">
      <style:text-properties officeooo:rsid="0015bb9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15bb9d" style:font-weight-asian="normal" style:font-weight-complex="normal"/>
    </style:style>
    <style:style style:name="T20" style:family="text">
      <style:text-properties style:text-underline-style="none" fo:font-weight="normal" officeooo:rsid="0015e605" style:font-weight-asian="normal" style:font-weight-complex="normal"/>
    </style:style>
    <style:style style:name="T21" style:family="text">
      <style:text-properties style:text-underline-style="none" fo:font-weight="normal" officeooo:rsid="0016613d" style:font-weight-asian="normal" style:font-weight-complex="normal"/>
    </style:style>
    <style:style style:name="T22" style:family="text">
      <style:text-properties style:text-underline-style="none" fo:font-weight="normal" officeooo:rsid="00186087" style:font-weight-asian="normal" style:font-weight-complex="normal"/>
    </style:style>
    <style:style style:name="T23" style:family="text">
      <style:text-properties style:text-underline-style="none" fo:font-weight="normal" officeooo:rsid="00196914" style:font-weight-asian="normal" style:font-weight-complex="normal"/>
    </style:style>
    <style:style style:name="T24" style:family="text">
      <style:text-properties style:text-underline-style="none" officeooo:rsid="0015bb9d"/>
    </style:style>
    <style:style style:name="T25" style:family="text">
      <style:text-properties officeooo:rsid="001e2d1f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WARE</text:p>
      <text:p text:style-name="P1"/>
      <text:p text:style-name="P1">Determine Settings:</text:p>
      <text:list xml:id="list836530055635704536" text:style-name="L1">
        <text:list-item>
          <text:p text:style-name="P6">HAL, dbus, udev</text:p>
        </text:list-item>
        <text:list-item>
          <text:p text:style-name="P6">/sys. /proc, /dev</text:p>
        </text:list-item>
        <text:list-item>
          <text:p text:style-name="P6">lsmod, lsudb, lspci</text:p>
        </text:list-item>
      </text:list>
      <text:p text:style-name="P1"/>
      <text:p text:style-name="P1">Configure Settings</text:p>
      <text:list xml:id="list387587101808726368" text:style-name="L2">
        <text:list-item>
          <text:p text:style-name="P7">set device ID</text:p>
        </text:list-item>
        <text:list-item>
          <text:p text:style-name="P7">kernel modules</text:p>
        </text:list-item>
        <text:list-item>
          <text:p text:style-name="P7">adding/removing devices</text:p>
        </text:list-item>
      </text:list>
      <text:p text:style-name="P1"/>
      <text:p text:style-name="P1"><text:span text:style-name="T14">HAL</text:span> – harware abstraction layer<text:span text:style-name="T1">. </text:span><text:span text:style-name="T2">All devices have generic device names depending on type of device. Ignored manufacturer. Network car is </text:span><text:span text:style-name="T15">eth0</text:span><text:span text:style-name="T2">. Makes replacing hardware easier. </text:span></text:p>
      <text:p text:style-name="P1"><text:span text:style-name="T2"/></text:p>
      <text:p text:style-name="P15"><text:span text:style-name="T2">H</text:span><text:span text:style-name="T1">ald – daemon. Server?</text:span></text:p>
      <text:p text:style-name="P16"/>
      <text:p text:style-name="P2">dbus<text:span text:style-name="T1"> – way kernel or </text:span>HAL<text:span text:style-name="T1"> communicates with things like desktop manager or other hardware. User plugs in usb, dbus tells DE it found something that is a usb drive. </text:span>Dbus<text:span text:style-name="T1"> way information is traversed between application and </text:span>HAL<text:span text:style-name="T1">. Way for things to communicate. Communication between hardware and software. Device bus. </text:span></text:p>
      <text:p text:style-name="P17"/>
      <text:p text:style-name="P2">udev<text:span text:style-name="T1"> – In traditional UNIX filesystems, have whole list of file names. /dev/sda, /dev/sdb/ etc. But can set rule in udev to give it a specific device name under /dev. </text:span><text:span text:style-name="T3">Make a symlink. </text:span></text:p>
      <text:p text:style-name="P18"/>
      <text:p text:style-name="P3">sysfs (/sys) –<text:span text:style-name="T1"> where </text:span>HAL<text:span text:style-name="T1"> keeps database of devices that are connected to the computer. Different from /dev. </text:span><text:span text:style-name="T4">Divided into categories: block, bus, dev, module, fs, kernel, power. Not very user friendly. HAL databse kept here. </text:span></text:p>
      <text:p text:style-name="P19"/>
      <text:p text:style-name="P9">Proc/<text:span text:style-name="T1"> - where kernel keeps all running commands. Not written to hard disk. Created in RAM when computer boots. Can read things from and write things to but changes temporary. </text:span><text:span text:style-name="T5">MUST BE ROOT. </text:span><text:span text:style-name="T6">Each folder is process id. </text:span><text:span text:style-name="T7">1 is init process, first thing that runs on boot. </text:span><text:span text:style-name="T8">Cpuinfo holds info about cpu. </text:span><text:span text:style-name="T9">Mounts shows all mounted filesystems on computer. </text:span></text:p>
      <text:p text:style-name="P9"><text:span text:style-name="T9"/></text:p>
      <text:p text:style-name="P10"><text:span text:style-name="T9">C</text:span><text:span text:style-name="T1">puinfo – in proc directory. Gives info about cpu. </text:span></text:p>
      <text:p text:style-name="P10"><text:span text:style-name="T1"/></text:p>
      <text:p text:style-name="P11"><text:span text:style-name="T1">Mounts → info about all fs mounted on device</text:span></text:p>
      <text:p text:style-name="P11"><text:span text:style-name="T1"/></text:p>
      <text:p text:style-name="P11"><text:span text:style-name="T1">/proc/sys/fs</text:span></text:p>
      <text:p text:style-name="P11"><text:span text:style-name="T1"/></text:p>
      <text:p text:style-name="P11"><text:span text:style-name="T1">file-max → how many files can be opened at same time. </text:span><text:span text:style-name="T13">Must be very large for a database. Can change it. </text:span></text:p>
      <text:p text:style-name="P11"><text:span text:style-name="T13"/></text:p>
      <text:p text:style-name="P12"><text:span text:style-name="T13">W</text:span><text:span text:style-name="T1">ill revert to default on reboot. </text:span></text:p>
      <text:p text:style-name="P12"><text:span text:style-name="T1"/></text:p>
      <text:p text:style-name="P12"><text:span text:style-name="T1">/proc/sys/net/ipv4/ip_forward</text:span></text:p>
      <text:p text:style-name="P12"><text:soft-page-break/><text:span text:style-name="T1"/></text:p>
      <text:p text:style-name="P12"><text:span text:style-name="T1">Can change file and computer will forward traffic. Info stored in /etc/sysctl.conf. Script that runs on boot and sets kernel settings. Can save settings in this file. </text:span></text:p>
      <text:p text:style-name="P20"/>
      <text:p text:style-name="P4">Sysctl.conf<text:span text:style-name="T1"> – </text:span><text:span text:style-name="T10">affects system settings. </text:span><text:span text:style-name="T11">Ipforwarding. </text:span></text:p>
      <text:p text:style-name="P21"/>
      <text:p text:style-name="P4">/<text:span text:style-name="T16">dev</text:span><text:span text:style-name="T12"> – directory of devices created by </text:span><text:span text:style-name="T24">udev</text:span><text:span text:style-name="T19">. </text:span><text:span text:style-name="T20">Can check links to devices. </text:span><text:span text:style-name="T21">Shows devices and partitions and gives them files in system that can be accessed. </text:span><text:span text:style-name="T22">Names depending on what kind of device they are. </text:span><text:span text:style-name="T23">Cdrom holds link to cdrom device. </text:span></text:p>
      <text:p text:style-name="P4"><text:span text:style-name="T23"/></text:p>
      <text:p text:style-name="P14"><text:span text:style-name="T23">S</text:span><text:span text:style-name="T18">da – main hard drive</text:span></text:p>
      <text:p text:style-name="P14"><text:span text:style-name="T18">sda1. Sda2. Etc are partitions</text:span></text:p>
      <text:p text:style-name="P14"><text:span text:style-name="T18"/></text:p>
      <text:p text:style-name="P14"><text:span text:style-name="T18">cdrom – represents optical device even if it is a specific kind of optical device. Links to actual device.</text:span></text:p>
      <text:p text:style-name="P14"><text:span text:style-name="T18"/></text:p>
      <text:p text:style-name="P14"><text:span text:style-name="T18">Can use ls -l to see links. </text:span></text:p>
      <text:p text:style-name="P22"/>
      <text:p text:style-name="P5"><text:span text:style-name="T17">Lsmod</text:span><text:span text:style-name="T18"> – lists kernel modules</text:span></text:p>
      <text:p text:style-name="P26"/>
      <text:p text:style-name="P5"><text:span text:style-name="T17">lspci </text:span><text:span text:style-name="T18"><text:s/>- lists pci devices</text:span></text:p>
      <text:p text:style-name="P23"/>
      <text:p text:style-name="P5"><text:span text:style-name="T17">lsusb</text:span><text:span text:style-name="T18"> – lists usb devices</text:span></text:p>
      <text:p text:style-name="P27"/>
      <text:p text:style-name="P24">lspcmcia -</text:p>
      <text:p text:style-name="P24"/>
      <text:p text:style-name="P24">lshal – hal</text:p>
      <text:p text:style-name="P24"/>
      <text:p text:style-name="P24">lshw - hardware</text:p>
      <text:p text:style-name="P24"/>
      <text:p text:style-name="P27">Adding and Removing Kernel Modules:</text:p>
      <text:p text:style-name="P27"/>
      <text:p text:style-name="P24">Linux really good at detecting proper hardware. But sometimes user has to add or remove kernel modules or drivers for devices. </text:p>
      <text:p text:style-name="P24"/>
      <text:p text:style-name="P24">Example: virtual network driver inside a vm. Can get specialized driver for network card in vm. </text:p>
      <text:p text:style-name="P24"/>
      <text:p text:style-name="P24"><text:span text:style-name="T26">Rmmod</text:span> vmxnet</text:p>
      <text:p text:style-name="P24"/>
      <text:p text:style-name="P24"><text:span text:style-name="T26">insmod</text:span> vmxnet → may not work if it needs dependencies</text:p>
      <text:p text:style-name="P24"/>
      <text:p text:style-name="P24"><text:span text:style-name="T26">modprobe</text:span> vmxnet</text:p>
      <text:p text:style-name="P24"/>
      <text:p text:style-name="P24">To automate it, can edit:</text:p>
      <text:p text:style-name="P24"/>
      <text:p text:style-name="P24">/etc/modules script</text:p>
      <text:p text:style-name="P24"/>
      <text:p text:style-name="P24">Also /etc/modprobe.d</text:p>
      <text:p text:style-name="P24"><text:soft-page-break/></text:p>
      <text:p text:style-name="P27">Device ID – UUID</text:p>
      <text:p text:style-name="P27"/>
      <text:p text:style-name="P24">What if several harddrives and want to be mounted in specific place. Want one to be /home dir, one to be /root, one to be /var. </text:p>
      <text:p text:style-name="P24"/>
      <text:p text:style-name="P24">Can mount these specific folders based on UUID. Can also mount usb drives. </text:p>
      <text:p text:style-name="P24"/>
      <text:p text:style-name="P24">Instead of specifying specific device (/dev/sda1),</text:p>
      <text:p text:style-name="P24"/>
      <text:p text:style-name="P24">can mount it on:</text:p>
      <text:p text:style-name="P24"/>
      <text:p text:style-name="P24">dev/disk/by-uuid/67e22865-12e5-43fe-be7a-08d3a4710065 / etx3 rw, rlatime, errors</text:p>
      <text:p text:style-name="P24"/>
      <text:p text:style-name="P24">Every device will have own uuid. So if user pops in another hard drive, it will not take place of this mount. <text:span text:style-name="T25">User says this exact harddrive named Bob (hex) will always be mounted on / </text:span></text:p>
      <text:p text:style-name="P24"/>
      <text:p text:style-name="P25">What hotplug vs coldplug is. Hotplug is can plug in when computer is running. Coldplug must be inserted when computer is off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1:13:49.633636078</meta:creation-date>
    <meta:generator>LibreOffice/5.0.6.2$Linux_X86_64 LibreOffice_project/00m0$Build-2</meta:generator>
    <dc:date>2017-01-06T13:20:28.569339737</dc:date>
    <meta:editing-duration>PT1H40S</meta:editing-duration>
    <meta:editing-cycles>29</meta:editing-cycles>
    <meta:document-statistic meta:table-count="0" meta:image-count="0" meta:object-count="0" meta:page-count="3" meta:paragraph-count="51" meta:word-count="586" meta:character-count="3526" meta:non-whitespace-character-count="2964"/>
  </office:meta>
</office:document-meta>
</file>